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DAO.remove( Employee bean , JDO jd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mployeeDAO.Employee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loyeeDAO.retrieve( Employee bean , JDO jd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mployeeDAO.copyData( Employee from , Employee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mployeeDAO.update( Employee bean , JDO jd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mployeeDAO.insert( Employee e , JDO jd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